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</style:style>
    <style:style style:name="T442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7154648184A</text:p>
        </text:list-item>
        <text:list-item>
          <text:p text:style-name="P307">BR242809823912G</text:p>
        </text:list-item>
        <text:list-item>
          <text:p text:style-name="P308">BR246703051812S</text:p>
        </text:list-item>
        <text:list-item>
          <text:p text:style-name="P309">BR245935285641U</text:p>
        </text:list-item>
        <text:list-item>
          <text:p text:style-name="P310">BR247168093121S</text:p>
        </text:list-item>
        <text:list-item>
          <text:p text:style-name="P311">BR242333264343H</text:p>
        </text:list-item>
        <text:list-item>
          <text:p text:style-name="P312">BR247157653402I</text:p>
        </text:list-item>
        <text:list-item>
          <text:p text:style-name="P313">BR244056938159B</text:p>
        </text:list-item>
        <text:list-item>
          <text:p text:style-name="P314">BR244917828225G</text:p>
        </text:list-item>
        <text:list-item>
          <text:p text:style-name="P315">BR248215020880S</text:p>
        </text:list-item>
        <text:list-item>
          <text:p text:style-name="P316">BR245020972615G</text:p>
        </text:list-item>
        <text:list-item>
          <text:p text:style-name="P317">BR246991168750Q</text:p>
        </text:list-item>
        <text:list-item>
          <text:p text:style-name="P318">BR2400442358091</text:p>
        </text:list-item>
        <text:list-item>
          <text:p text:style-name="P319">BR242777907282C</text:p>
        </text:list-item>
        <text:list-item>
          <text:p text:style-name="P320">BR2422876865486</text:p>
        </text:list-item>
        <text:list-item>
          <text:p text:style-name="P321">BR244202433717N</text:p>
        </text:list-item>
        <text:list-item>
          <text:p text:style-name="P322">BR241744168175C</text:p>
        </text:list-item>
        <text:list-item>
          <text:p text:style-name="P323">BR248649588854P</text:p>
        </text:list-item>
        <text:list-item>
          <text:p text:style-name="P324">BR2429463916248</text:p>
        </text:list-item>
        <text:list-item>
          <text:p text:style-name="P325">BR2498166657749</text:p>
        </text:list-item>
        <text:list-item>
          <text:p text:style-name="P326">BR244877251581P</text:p>
        </text:list-item>
        <text:list-item>
          <text:p text:style-name="P327">BR245497330709J</text:p>
        </text:list-item>
        <text:list-item>
          <text:p text:style-name="P328">BR245516441566K</text:p>
        </text:list-item>
        <text:list-item>
          <text:p text:style-name="P329">BR242755928057M</text:p>
        </text:list-item>
        <text:list-item>
          <text:p text:style-name="P330">BR240586682683A</text:p>
        </text:list-item>
        <text:list-item>
          <text:p text:style-name="P331">BR246525190400X</text:p>
        </text:list-item>
        <text:list-item>
          <text:p text:style-name="P332">BR248697268906J</text:p>
        </text:list-item>
        <text:list-item>
          <text:p text:style-name="P333">BR2410808239352</text:p>
        </text:list-item>
        <text:list-item>
          <text:p text:style-name="P334">BR240113997097E</text:p>
        </text:list-item>
        <text:list-item>
          <text:p text:style-name="P335">BR2456126184915</text:p>
        </text:list-item>
        <text:list-item>
          <text:p text:style-name="P336">BR246509063914G</text:p>
        </text:list-item>
        <text:list-item>
          <text:p text:style-name="P337">BR245742749566P</text:p>
        </text:list-item>
        <text:list-item>
          <text:p text:style-name="P338">BR240032718919E</text:p>
        </text:list-item>
        <text:list-item>
          <text:p text:style-name="P339">BR245179265368M</text:p>
        </text:list-item>
        <text:list-item>
          <text:p text:style-name="P340">BR249169737609Q</text:p>
        </text:list-item>
        <text:list-item>
          <text:p text:style-name="P341">BR240504570580G</text:p>
        </text:list-item>
        <text:list-item>
          <text:p text:style-name="P342">BR240152774966O</text:p>
        </text:list-item>
        <text:list-item>
          <text:p text:style-name="P343">BR241955410010O</text:p>
        </text:list-item>
        <text:list-item>
          <text:p text:style-name="P344">BR240016592130O</text:p>
        </text:list-item>
        <text:list-item>
          <text:p text:style-name="P345">BR249287278586M</text:p>
        </text:list-item>
        <text:list-item>
          <text:p text:style-name="P346">BR243961541226W</text:p>
        </text:list-item>
        <text:list-item>
          <text:p text:style-name="P347">BR2483269511456</text:p>
        </text:list-item>
        <text:list-item>
          <text:p text:style-name="P348">BR2407485010250</text:p>
        </text:list-item>
        <text:list-item>
          <text:p text:style-name="P349">BR247300298899Q</text:p>
        </text:list-item>
        <text:list-item>
          <text:p text:style-name="P350">BR247111739288A</text:p>
        </text:list-item>
        <text:list-item>
          <text:p text:style-name="P351">BR2430970489285</text:p>
        </text:list-item>
        <text:list-item>
          <text:p text:style-name="P352">BR244751231141D</text:p>
        </text:list-item>
        <text:list-item>
          <text:p text:style-name="P353">BR242263077026F</text:p>
        </text:list-item>
        <text:list-item>
          <text:p text:style-name="P354">BR241277087755M</text:p>
        </text:list-item>
        <text:list-item>
          <text:p text:style-name="P355">BR242888309957B</text:p>
        </text:list-item>
        <text:list-item>
          <text:p text:style-name="P356">BR241867906472C</text:p>
        </text:list-item>
        <text:list-item>
          <text:p text:style-name="P357">BR2486535569449</text:p>
        </text:list-item>
        <text:list-item>
          <text:p text:style-name="P358">BR240382912316X</text:p>
        </text:list-item>
        <text:list-item>
          <text:p text:style-name="P359">BR245324724041M</text:p>
        </text:list-item>
        <text:list-item>
          <text:p text:style-name="P360">BR240172849254N</text:p>
        </text:list-item>
        <text:list-item>
          <text:p text:style-name="P361">BR246915867232C</text:p>
        </text:list-item>
        <text:list-item>
          <text:p text:style-name="P362">BR247095523023R</text:p>
        </text:list-item>
        <text:list-item>
          <text:p text:style-name="P363">BR243483690303X</text:p>
        </text:list-item>
        <text:list-item>
          <text:p text:style-name="P364">BR243444571496N</text:p>
        </text:list-item>
        <text:list-item>
          <text:p text:style-name="P365">BR242050553917R</text:p>
        </text:list-item>
        <text:list-item>
          <text:p text:style-name="P366">BR245584508452F</text:p>
        </text:list-item>
        <text:list-item>
          <text:p text:style-name="P367">BR2476613974981</text:p>
        </text:list-item>
        <text:list-item>
          <text:p text:style-name="P368">BR249406819926H</text:p>
        </text:list-item>
        <text:list-item>
          <text:p text:style-name="P369">BR245285738247N</text:p>
        </text:list-item>
        <text:list-item>
          <text:p text:style-name="P370">BR245748083779W</text:p>
        </text:list-item>
        <text:list-item>
          <text:p text:style-name="P371">BR246521229938F</text:p>
        </text:list-item>
        <text:list-item>
          <text:p text:style-name="P372">BR2427715234277</text:p>
        </text:list-item>
        <text:list-item>
          <text:p text:style-name="P373">BR240087928963D</text:p>
        </text:list-item>
        <text:list-item>
          <text:p text:style-name="P374">BR241408671285H</text:p>
        </text:list-item>
        <text:list-item>
          <text:p text:style-name="P375">BR248882303212D</text:p>
        </text:list-item>
        <text:list-item>
          <text:p text:style-name="P376">BR246469748846R</text:p>
        </text:list-item>
        <text:list-item>
          <text:p text:style-name="P377">BR249269198807C</text:p>
        </text:list-item>
        <text:list-item>
          <text:p text:style-name="P378">BR247926854366O</text:p>
        </text:list-item>
        <text:list-item>
          <text:p text:style-name="P379">BR240897070108F</text:p>
        </text:list-item>
        <text:list-item>
          <text:p text:style-name="P380">BR247295268384Z</text:p>
        </text:list-item>
        <text:list-item>
          <text:p text:style-name="P381">BR248672329042C</text:p>
        </text:list-item>
        <text:list-item>
          <text:p text:style-name="P382">BR246799361027J</text:p>
        </text:list-item>
        <text:list-item>
          <text:p text:style-name="P383">BR244522212639Y</text:p>
        </text:list-item>
        <text:list-item>
          <text:p text:style-name="P384">BR242035876751C</text:p>
        </text:list-item>
        <text:list-item>
          <text:p text:style-name="P385">BR249067197656E</text:p>
        </text:list-item>
        <text:list-item>
          <text:p text:style-name="P386">BR249076170798H</text:p>
        </text:list-item>
        <text:list-item>
          <text:p text:style-name="P387">BR242445905018H</text:p>
        </text:list-item>
        <text:list-item>
          <text:p text:style-name="P388">BR240369511296U</text:p>
        </text:list-item>
        <text:list-item>
          <text:p text:style-name="P389">BR240440924351P</text:p>
        </text:list-item>
        <text:list-item>
          <text:p text:style-name="P390">BR243647789072G</text:p>
        </text:list-item>
        <text:list-item>
          <text:p text:style-name="P391">BR249299850613C</text:p>
        </text:list-item>
        <text:list-item>
          <text:p text:style-name="P392">BR242630727161C</text:p>
        </text:list-item>
        <text:list-item>
          <text:p text:style-name="P393">BR246056534344J</text:p>
        </text:list-item>
        <text:list-item>
          <text:p text:style-name="P394">BR247678783699I</text:p>
        </text:list-item>
        <text:list-item>
          <text:p text:style-name="P395">BR2449207777701</text:p>
        </text:list-item>
        <text:list-item>
          <text:p text:style-name="P396">BR249652880406K</text:p>
        </text:list-item>
        <text:list-item>
          <text:p text:style-name="P397">BR246497325924E</text:p>
        </text:list-item>
        <text:list-item>
          <text:p text:style-name="P398">BR240297161087G</text:p>
        </text:list-item>
        <text:list-item>
          <text:p text:style-name="P399">BR2471635507194</text:p>
        </text:list-item>
        <text:list-item>
          <text:p text:style-name="P400">BR244377860194J</text:p>
        </text:list-item>
        <text:list-item>
          <text:p text:style-name="P401">BR2434479955622</text:p>
        </text:list-item>
        <text:list-item>
          <text:p text:style-name="P402">BR246016871717P</text:p>
        </text:list-item>
        <text:list-item>
          <text:p text:style-name="P403">BR248467195034Y</text:p>
        </text:list-item>
        <text:list-item>
          <text:p text:style-name="P404">BR240093874692S</text:p>
        </text:list-item>
        <text:list-item>
          <text:p text:style-name="P405">BR249606053437L</text:p>
        </text:list-item>
        <text:list-item>
          <text:p text:style-name="P406">BR2444070589256</text:p>
        </text:list-item>
        <text:list-item>
          <text:p text:style-name="P407">BR247387074622K</text:p>
        </text:list-item>
        <text:list-item>
          <text:p text:style-name="P408">BR242978861539S</text:p>
        </text:list-item>
        <text:list-item>
          <text:p text:style-name="P409">BR2401357783921</text:p>
        </text:list-item>
        <text:list-item>
          <text:p text:style-name="P410">BR246512925822P</text:p>
        </text:list-item>
        <text:list-item>
          <text:p text:style-name="P411">BR2488517102361</text:p>
        </text:list-item>
        <text:list-item>
          <text:p text:style-name="P412">BR2402086450262</text:p>
        </text:list-item>
        <text:list-item>
          <text:p text:style-name="P413">BR242710328691J</text:p>
        </text:list-item>
        <text:list-item>
          <text:p text:style-name="P414">BR242126739165P</text:p>
        </text:list-item>
        <text:list-item>
          <text:p text:style-name="P415">BR249149325689P</text:p>
        </text:list-item>
        <text:list-item>
          <text:p text:style-name="P416">BR245914316226S</text:p>
        </text:list-item>
        <text:list-item>
          <text:p text:style-name="P417">BR244347753236T</text:p>
        </text:list-item>
        <text:list-item>
          <text:p text:style-name="P418">BR244162367183S</text:p>
        </text:list-item>
        <text:list-item>
          <text:p text:style-name="P419">BR244694700670U</text:p>
        </text:list-item>
        <text:list-item>
          <text:p text:style-name="P420">BR2410453427774</text:p>
        </text:list-item>
        <text:list-item>
          <text:p text:style-name="P421">BR2464154700368</text:p>
        </text:list-item>
        <text:list-item>
          <text:p text:style-name="P422">BR247699494777F</text:p>
        </text:list-item>
        <text:list-item>
          <text:p text:style-name="P423">BR249764460257G</text:p>
        </text:list-item>
        <text:list-item>
          <text:p text:style-name="P424">BR245716234612V</text:p>
        </text:list-item>
        <text:list-item>
          <text:p text:style-name="P425">BR2457341390673</text:p>
        </text:list-item>
        <text:list-item>
          <text:p text:style-name="P426">BR2422074621276</text:p>
        </text:list-item>
        <text:list-item>
          <text:p text:style-name="P427">BR249954330405Y</text:p>
        </text:list-item>
        <text:list-item>
          <text:p text:style-name="P428">BR245372329631Z</text:p>
        </text:list-item>
        <text:list-item>
          <text:p text:style-name="P429">BR247061010587Q</text:p>
        </text:list-item>
        <text:list-item>
          <text:p text:style-name="P430">BR244229299340J</text:p>
        </text:list-item>
        <text:list-item>
          <text:p text:style-name="P431">BR240657423084N</text:p>
        </text:list-item>
        <text:list-item>
          <text:p text:style-name="P432">BR240597926525M</text:p>
        </text:list-item>
        <text:list-item>
          <text:p text:style-name="P433">BR240596171481H</text:p>
        </text:list-item>
        <text:list-item>
          <text:p text:style-name="P434">BR242857777851V</text:p>
        </text:list-item>
        <text:list-item>
          <text:p text:style-name="P435">BR242207417912H</text:p>
        </text:list-item>
        <text:list-item>
          <text:p text:style-name="P436">BR242794952029K</text:p>
        </text:list-item>
        <text:list-item>
          <text:p text:style-name="P437">BR241786956717E</text:p>
        </text:list-item>
        <text:list-item>
          <text:p text:style-name="P438">BR247809819244Y</text:p>
        </text:list-item>
        <text:list-item>
          <text:p text:style-name="P439">BR245886311644R</text:p>
        </text:list-item>
        <text:list-item>
          <text:p text:style-name="P440">BR242391879780P</text:p>
        </text:list-item>
        <text:list-item>
          <text:p text:style-name="P441"><text:span text:style-name="T442">BR248318523260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36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2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2T20:48:00Z</meta:creation-date>
    <dc:date>2024-07-12T20:48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40" meta:character-count="2172" meta:row-count="15" meta:non-whitespace-character-count="1836"/>
  </office:meta>
</office:document-meta>
</file>